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style:font-name="Segoe UI" style:font-name-complex="Segoe UI" fo:color="#343541" fo:language="en" fo:country="US"/>
    </style:style>
    <style:style style:name="P2" style:parent-style-name="Normal" style:family="paragraph">
      <style:text-properties style:font-name="Segoe UI" style:font-name-complex="Segoe UI" fo:color="#343541" fo:language="en" fo:country="US"/>
    </style:style>
    <style:style style:name="P3" style:parent-style-name="Normal" style:family="paragraph">
      <style:text-properties style:font-name="Segoe UI" style:font-name-complex="Segoe UI" fo:color="#343541" fo:language="en" fo:country="US"/>
    </style:style>
    <style:style style:name="P4" style:parent-style-name="Normal" style:family="paragraph">
      <style:text-properties style:font-name="Segoe UI" style:font-name-complex="Segoe UI" fo:color="#343541" fo:language="en" fo:country="US"/>
    </style:style>
    <style:style style:name="P5" style:parent-style-name="Normal" style:family="paragraph">
      <style:text-properties style:font-name="Segoe UI" style:font-name-complex="Segoe UI" fo:color="#343541" fo:language="en" fo:country="US"/>
    </style:style>
    <style:style style:name="P6" style:parent-style-name="Normal" style:family="paragraph">
      <style:text-properties style:font-name="Segoe UI" style:font-name-complex="Segoe UI" fo:color="#343541" fo:language="en" fo:country="US"/>
    </style:style>
    <style:style style:name="P7" style:parent-style-name="Normal" style:family="paragraph">
      <style:text-properties style:font-name="Segoe UI" style:font-name-complex="Segoe UI" fo:color="#343541" fo:language="en" fo:country="US"/>
    </style:style>
    <style:style style:name="T8" style:parent-style-name="Policepardéfaut" style:family="text">
      <style:text-properties style:font-name="Segoe UI" style:font-name-complex="Segoe UI" fo:color="#343541" fo:language="en" fo:country="US"/>
    </style:style>
    <style:style style:name="T9" style:parent-style-name="Lienhypertexte" style:family="text">
      <style:text-properties style:font-name="Segoe UI" style:font-name-complex="Segoe UI" fo:language="en" fo:country="US"/>
    </style:style>
    <style:style style:name="P10" style:parent-style-name="Normal" style:family="paragraph">
      <style:text-properties style:font-name="Segoe UI" style:font-name-complex="Segoe UI" fo:color="#343541" fo:language="en" fo:country="US"/>
    </style:style>
    <style:style style:name="P11" style:parent-style-name="Normal" style:family="paragraph">
      <style:text-properties style:font-name="Segoe UI" style:font-name-complex="Segoe UI" fo:color="#343541" fo:language="en" fo:country="US"/>
    </style:style>
    <style:style style:name="P12" style:parent-style-name="Normal" style:family="paragraph">
      <style:text-properties style:font-name="Segoe UI" style:font-name-complex="Segoe UI" fo:color="#343541" fo:language="en" fo:country="US"/>
    </style:style>
    <style:style style:name="T13" style:parent-style-name="Policepardéfaut" style:family="text">
      <style:text-properties style:font-name="Segoe UI" style:font-name-complex="Segoe UI" fo:color="#343541" fo:language="en" fo:country="US"/>
    </style:style>
    <style:style style:name="T14" style:parent-style-name="Policepardéfaut" style:family="text">
      <style:text-properties style:font-name="Segoe UI" style:font-name-complex="Segoe UI" fo:color="#343541"/>
    </style:style>
    <style:style style:name="T15" style:parent-style-name="Policepardéfaut" style:family="text">
      <style:text-properties style:font-name="Segoe UI" style:font-name-complex="Segoe UI" fo:color="#343541" fo:language="en" fo:country="US"/>
    </style:style>
    <style:style style:name="T16" style:parent-style-name="Policepardéfaut" style:family="text">
      <style:text-properties style:font-name="Segoe UI" style:font-name-complex="Segoe UI" fo:color="#343541" fo:language="en" fo:country="US"/>
    </style:style>
  </office:automatic-styles>
  <office:body>
    <office:text text:use-soft-page-breaks="true">
      <text:p text:style-name="P1">How would i go about doing the following project? Big data project : Synopsis The goal of the big data project is to create a simple end to end data architecture, including data ingestion, data transformation and data exposition. In this project, you are free to decide which data you would like to fetch and determine the final output that will create value from your data inputs. The only necessary thing to respect is a datalake architecture which will permit us to structure the data correctly, to have a clean data pipeline and shareable data. Architecture : Here are the jobs you need to do : 1 create jobs that extract data from the internet via REST API. 2 Create jobs that format / normalize these data to transform them into a format suitable to a datalake / datasharing/ data analysis. 3 Create a job that joins / combines your different data sources into a final interesting usage. 4 index your data in a dashboard to expose your final output to end users</text:p>
      <text:p text:style-name="P2"/>
      <text:p text:style-name="P3"/>
      <text:p text:style-name="P4"/>
      <text:p text:style-name="P5"/>
      <text:p text:style-name="P6"/>
      <text:p text:style-name="P7"/>
      <text:p text:style-name="Normal"><text:span text:style-name="T8">I'd like to weigh the benefits vs risks of stealing a base in baseball based on the data in the apis in the following url<text:s/></text:span><text:a xlink:href="https://rapidapi.com/collection/baseball-api" office:target-frame-name="_top" xlink:show="replace"><text:span text:style-name="T9">https://rapidapi.com/collection/baseball-api</text:span></text:a></text:p>
      <text:p text:style-name="P10"/>
      <text:p text:style-name="P11"/>
      <text:p text:style-name="P12"/>
      <text:p text:style-name="Normal"><text:span text:style-name="T13">I'd like to extract the data from my apis using Python and formati it using apache spark i then want to combine data from different sources using apache spark. I'll then index the data and then use elastic search and kibana.<text:s/></text:span><text:span text:style-name="T14">Jobs will be orchastrated using apache airflow</text:span></text:p>
      <text:p text:style-name="Normal"><text:span text:style-name="T15">These are the steps recommended to do by the project, how do they fit in with what you gave me? Step 2: Data Pipeline We advise you to create your whole data pipelines as 1 Airflow DAG. Step 2.1: Ingestion Here you’ll create scripts to fetch data on the dedicated APIs and store them into your datalake. Tips: With Python, you can find an SDK to help you fetch data from different platforms. Example with Twitter. There is many tools to help scrap the web, beautifulSoup is one them: https://python.doctor/page-beautifulsoup-html-parser-python-library-xml Step 2.2 : Formatting When your data arrives in the Data Lake, it’s in CSV, JSON … It’s not a good format to do data analysis. you should therefore prepare your data in the layer “formattes/normalize” to convert in the necessary format ( parquet?), apply transformation (date in UTC for example), and also normalize the columns (each column should be clean and have clean values, to be easily re-usable). You can do it in pure python with the pandas library but the best would be to use parallel scalable processing (Spark or DBT). Step 2.3 : Combination This is all the goal of the Datalake, being able to cross multiple<text:s/></text:span><text:soft-page-break/><text:span text:style-name="T16">different data sources to create value. Your goal is to create a job that combines / joins your different data sources in one final output that creates value. The job can be a simple join and then do some aggregation to generate KPI ( sum, count, average…). Example : Do recommandation Anomaly detection Fraud analysis Ressources optimization Step 2.4 : Indexing Index your result in Elasticseach to expose the results in a Kibana Dashboar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DengXi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hristophe SAURY</meta:initial-creator>
    <dc:creator>Christophe SAURY</dc:creator>
    <meta:creation-date>2023-06-01T13:25:00Z</meta:creation-date>
    <dc:date>2023-06-01T13:28:00Z</dc:date>
    <meta:template xlink:href="Normal.dotm" xlink:type="simple"/>
    <meta:editing-cycles>1</meta:editing-cycles>
    <meta:editing-duration>PT180S</meta:editing-duration>
    <meta:document-statistic meta:page-count="2" meta:paragraph-count="6" meta:word-count="476" meta:character-count="3091" meta:row-count="21" meta:non-whitespace-character-count="2621"/>
  </office:meta>
</office:document-meta>
</file>